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ae3" officeooo:paragraph-rsid="0004dae3"/>
    </style:style>
    <style:style style:name="P2" style:family="paragraph" style:parent-style-name="Standard">
      <style:text-properties officeooo:rsid="00068c79" officeooo:paragraph-rsid="00068c79"/>
    </style:style>
    <style:style style:name="P3" style:family="paragraph" style:parent-style-name="Standard">
      <style:text-properties officeooo:rsid="00076729" officeooo:paragraph-rsid="00076729"/>
    </style:style>
    <style:style style:name="P4" style:family="paragraph" style:parent-style-name="Standard">
      <style:text-properties officeooo:rsid="00084712" officeooo:paragraph-rsid="00084712"/>
    </style:style>
    <style:style style:name="P5" style:family="paragraph" style:parent-style-name="Standard">
      <style:text-properties officeooo:rsid="000af42f" officeooo:paragraph-rsid="000af42f"/>
    </style:style>
    <style:style style:name="P6" style:family="paragraph" style:parent-style-name="Standard">
      <style:text-properties officeooo:rsid="000e679e" officeooo:paragraph-rsid="000e679e"/>
    </style:style>
    <style:style style:name="P7" style:family="paragraph" style:parent-style-name="Standard">
      <style:text-properties officeooo:rsid="0011d614" officeooo:paragraph-rsid="0011d614"/>
    </style:style>
    <style:style style:name="P8" style:family="paragraph" style:parent-style-name="Standard">
      <style:text-properties officeooo:rsid="00123d25" officeooo:paragraph-rsid="00123d25"/>
    </style:style>
    <style:style style:name="T1" style:family="text">
      <style:text-properties officeooo:rsid="00098a0e"/>
    </style:style>
    <style:style style:name="T2" style:family="text">
      <style:text-properties officeooo:rsid="0010691c"/>
    </style:style>
    <style:style style:name="T3" style:family="text">
      <style:text-properties officeooo:rsid="00131d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 článku how to create bus command words, from a 7-bit data stream</text:p>
      <text:p text:style-name="P1"/>
      <text:p text:style-name="P2">ukolem teto casti je prevod z ASCII znaku do command wordu.</text:p>
      <text:p text:style-name="P3">Prikazy:</text:p>
      <text:p text:style-name="P3">A – adresa </text:p>
      <text:p text:style-name="P3">R – příkaz čtení, bude odesilano samostatne</text:p>
      <text:p text:style-name="P3">T – reset request</text:p>
      <text:p text:style-name="P3">W – write request</text:p>
      <text:p text:style-name="P3"/>
      <text:p text:style-name="P4">A,W příkazy budou následování 0-8 nibbly. <text:span text:style-name="T1">Tato hodnota bude značit čislo pro zapis, nebo nastavení nové adresy</text:span></text:p>
      <text:p text:style-name="P4"/>
      <text:p text:style-name="P5">Adresa bude vždy končit násobkem 4x. </text:p>
      <text:p text:style-name="P5"><text:tab/>Pokud je druhý bit v log.1 – nová adresa bude přičtena k současné.</text:p>
      <text:p text:style-name="P5"><text:tab/>Pokud je první bit v log.0 – adresa bude inkrementována o 4 bity, při každém příkazu čtení nebo zápisu. </text:p>
      <text:p text:style-name="P5"/>
      <text:p text:style-name="P6">Př:</text:p>
      <text:p text:style-name="P6"><text:tab/>A2040RRRR – přečte hodnoty, ze 4 po sobě jdoucích adres.<text:tab/></text:p>
      <text:p text:style-name="P6"><text:tab/></text:p>
      <text:p text:style-name="P6"><text:tab/><text:span text:style-name="T2">A2044Wdeadbeef – zapíše 0xdeadbeef na adresu 0x2044</text:span></text:p>
      <text:p text:style-name="P6"/>
      <text:p text:style-name="P7">Výstupem z tohoto modulu bude 34 bitové slovo pro WB mastera</text:p>
      <text:p text:style-name="P7"/>
      <text:p text:style-name="P8">Popis:</text:p>
      <text:p text:style-name="P8"><text:tab/>Na vstupu budeme přijímat ascii znaky 0-9 a a-f, <text:span text:style-name="T3">které budeme převádět na bitová slova 5‘h0 až 5‘hf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8:22:03.554279701</meta:creation-date>
    <dc:date>2022-10-05T19:51:10.111881519</dc:date>
    <meta:editing-duration>PT1H16M19S</meta:editing-duration>
    <meta:editing-cycles>14</meta:editing-cycles>
    <meta:generator>LibreOffice/7.3.6.2$Linux_X86_64 LibreOffice_project/30$Build-2</meta:generator>
    <meta:document-statistic meta:table-count="0" meta:image-count="0" meta:object-count="0" meta:page-count="1" meta:paragraph-count="18" meta:word-count="138" meta:character-count="821" meta:non-whitespace-character-count="682"/>
  </office:meta>
</office:document-meta>
</file>